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138" officeooo:paragraph-rsid="000e0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 misticos del Acto 3:</text:p>
      <text:p text:style-name="P1"/>
      <text:p text:style-name="P1">resultado esperado:</text:p>
      <text:p text:style-name="P1">- el lector sentira tranquilidad porque:</text:p>
      <text:p text:style-name="P1">- habra encontrado a dios.</text:p>
      <text:p text:style-name="P1">- podra comprobar la existencia de la divinidad</text:p>
      <text:p text:style-name="P1">- sera parte de dios</text:p>
      <text:p text:style-name="P1">- sera la encarnacion de dios</text:p>
      <text:p text:style-name="P1">- alcanzara la vida eterna</text:p>
      <text:p text:style-name="P1">- habra cumplido su mision</text:p>
      <text:p text:style-name="P1"/>
      <text:p text:style-name="Standard"/>
      <text:p text:style-name="Standard"/>
      <text:p text:style-name="P1">Objetivos misticos por capitulos:</text:p>
      <text:p text:style-name="P1"/>
      <text:p text:style-name="P1">cap 8, la vida.</text:p>
      <text:p text:style-name="P1"/>
      <text:p text:style-name="P1">necesidad: </text:p>
      <text:p text:style-name="P1">- las personas se preguntan si existe dios.</text:p>
      <text:p text:style-name="P1">- todos instintivamente creemos en la existencia de una inteligencia que disena a los seres vivientes y decide su destino. Un plan y una entidad superior.</text:p>
      <text:p text:style-name="P1"/>
      <text:p text:style-name="P1">objetivo:</text:p>
      <text:p text:style-name="P1">- convertir a la vida en el ser superior.</text:p>
      <text:p text:style-name="P1"/>
      <text:p text:style-name="P1">estrategia:</text:p>
      <text:p text:style-name="P1">- dirigiremos el deseo de encontrar al ser superior hacia el espiritu de la vida, de forma indirecta, subliminal, con metaforas sugerentes.</text:p>
      <text:p text:style-name="P1"/>
      <text:p text:style-name="P1">resultado esperado:</text:p>
      <text:p text:style-name="P1">- el lector encontrara tranquilidad.</text:p>
      <text:p text:style-name="P1">- porque creera haber encontrado a dios.</text:p>
      <text:p text:style-name="P1">- porque es un dios cuya existencia es comprobable.</text:p>
      <text:p text:style-name="P1">- porque el es parte del dio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6T10:13:21.093000000</meta:creation-date>
    <dc:date>2025-08-06T10:23:18.225000000</dc:date>
    <meta:editing-duration>PT9M57S</meta:editing-duration>
    <meta:editing-cycles>1</meta:editing-cycles>
    <meta:document-statistic meta:table-count="0" meta:image-count="0" meta:object-count="0" meta:page-count="1" meta:paragraph-count="23" meta:word-count="153" meta:character-count="895" meta:non-whitespace-character-count="764"/>
    <meta:generator>LibreOffice/7.3.5.2$Windows_X86_64 LibreOffice_project/184fe81b8c8c30d8b5082578aee2fed2ea847c01</meta:generator>
  </office:meta>
</office:document-meta>
</file>